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4.44cm"/>
    </style:style>
    <style:style style:name="co6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Default" office:value-type="string" calcext:value-type="string">
            <text:p>Date(UTC)</text:p>
          </table:table-cell>
          <table:table-cell office:value-type="string" calcext:value-type="string">
            <text:p>Page Views</text:p>
          </table:table-cell>
          <table:table-cell office:value-type="string" calcext:value-type="string">
            <text:p>Install from VSCode</text:p>
          </table:table-cell>
          <table:table-cell office:value-type="string" calcext:value-type="string">
            <text:p>Average Rating</text:p>
          </table:table-cell>
          <table:table-cell office:value-type="string" calcext:value-type="string">
            <text:p>Page Views Running Total</text:p>
          </table:table-cell>
          <table:table-cell office:value-type="string" calcext:value-type="string">
            <text:p>Install Running Total</text:p>
          </table:table-cell>
          <table:table-cell table:number-columns-repeated="3"/>
        </table:table-row>
        <table:table-row table:style-name="ro2">
          <table:table-cell office:value-type="date" office:date-value="2024-09-23" calcext:value-type="date">
            <text:p>23-09-20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22" calcext:value-type="date">
            <text:p>22-09-202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21" calcext:value-type="date">
            <text:p>21-09-202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20" calcext:value-type="date">
            <text:p>20-09-202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9" calcext:value-type="date">
            <text:p>19-09-202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8" calcext:value-type="date">
            <text:p>18-09-202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7" calcext:value-type="date">
            <text:p>17-09-202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6" calcext:value-type="date">
            <text:p>16-09-202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5" calcext:value-type="date">
            <text:p>15-09-202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>
            <draw:frame draw:z-index="0" draw:style-name="gr1" draw:text-style-name="P1" svg:width="17.73cm" svg:height="9.403cm" svg:x="2.007cm" svg:y="0.134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date" office:date-value="2024-09-14" calcext:value-type="date">
            <text:p>14-09-202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3" calcext:value-type="date">
            <text:p>13-09-2024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2" calcext:value-type="date">
            <text:p>12-09-2024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1" calcext:value-type="date">
            <text:p>11-09-202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10" calcext:value-type="date">
            <text:p>10-09-202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9" calcext:value-type="date">
            <text:p>09-09-202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8" calcext:value-type="date">
            <text:p>08-09-202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7" calcext:value-type="date">
            <text:p>07-09-20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6" calcext:value-type="date">
            <text:p>06-09-2024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5" calcext:value-type="date">
            <text:p>05-09-202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4" calcext:value-type="date">
            <text:p>04-09-202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3" calcext:value-type="date">
            <text:p>03-09-202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2" calcext:value-type="date">
            <text:p>02-09-2024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9-01" calcext:value-type="date">
            <text:p>01-09-202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31" calcext:value-type="date">
            <text:p>31-08-202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30" calcext:value-type="date">
            <text:p>30-08-2024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9" calcext:value-type="date">
            <text:p>29-08-2024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8" calcext:value-type="date">
            <text:p>28-08-2024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7" calcext:value-type="date">
            <text:p>27-08-2024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6" calcext:value-type="date">
            <text:p>26-08-202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5" calcext:value-type="date">
            <text:p>25-08-20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4" calcext:value-type="date">
            <text:p>24-08-20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3" calcext:value-type="date">
            <text:p>23-08-202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2" calcext:value-type="date">
            <text:p>22-08-2024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1" calcext:value-type="date">
            <text:p>21-08-202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20" calcext:value-type="date">
            <text:p>20-08-202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9" calcext:value-type="date">
            <text:p>19-08-202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8" calcext:value-type="date">
            <text:p>18-08-20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7" calcext:value-type="date">
            <text:p>17-08-202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6" calcext:value-type="date">
            <text:p>16-08-2024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5" calcext:value-type="date">
            <text:p>15-08-20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4" calcext:value-type="date">
            <text:p>14-08-202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3" calcext:value-type="date">
            <text:p>13-08-202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2" calcext:value-type="date">
            <text:p>12-08-202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1" calcext:value-type="date">
            <text:p>11-08-20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10" calcext:value-type="date">
            <text:p>10-08-2024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9" calcext:value-type="date">
            <text:p>09-08-202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8" calcext:value-type="date">
            <text:p>08-08-202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7" calcext:value-type="date">
            <text:p>07-08-202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6" calcext:value-type="date">
            <text:p>06-08-2024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5" calcext:value-type="date">
            <text:p>05-08-202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4" calcext:value-type="date">
            <text:p>04-08-20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3" calcext:value-type="date">
            <text:p>03-08-202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2" calcext:value-type="date">
            <text:p>02-08-202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8-01" calcext:value-type="date">
            <text:p>01-08-202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31" calcext:value-type="date">
            <text:p>31-07-20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30" calcext:value-type="date">
            <text:p>30-07-202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9" calcext:value-type="date">
            <text:p>29-07-202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8" calcext:value-type="date">
            <text:p>28-07-20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7" calcext:value-type="date">
            <text:p>27-07-202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6" calcext:value-type="date">
            <text:p>26-07-202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5" calcext:value-type="date">
            <text:p>25-07-202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4" calcext:value-type="date">
            <text:p>24-07-20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3" calcext:value-type="date">
            <text:p>23-07-202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2" calcext:value-type="date">
            <text:p>22-07-202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1" calcext:value-type="date">
            <text:p>21-07-202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20" calcext:value-type="date">
            <text:p>20-07-202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9" calcext:value-type="date">
            <text:p>19-07-202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8" calcext:value-type="date">
            <text:p>18-07-202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7" calcext:value-type="date">
            <text:p>17-07-202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6" calcext:value-type="date">
            <text:p>16-07-2024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5" calcext:value-type="date">
            <text:p>15-07-202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4" calcext:value-type="date">
            <text:p>14-07-202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3" calcext:value-type="date">
            <text:p>13-07-20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2" calcext:value-type="date">
            <text:p>12-07-20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1" calcext:value-type="date">
            <text:p>11-07-202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10" calcext:value-type="date">
            <text:p>10-07-20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9" calcext:value-type="date">
            <text:p>09-07-202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8" calcext:value-type="date">
            <text:p>08-07-20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7" calcext:value-type="date">
            <text:p>07-07-20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6" calcext:value-type="date">
            <text:p>06-07-20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5" calcext:value-type="date">
            <text:p>05-07-202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4" calcext:value-type="date">
            <text:p>04-07-20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3" calcext:value-type="date">
            <text:p>03-07-202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2" calcext:value-type="date">
            <text:p>02-07-20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7-01" calcext:value-type="date">
            <text:p>01-07-202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30" calcext:value-type="date">
            <text:p>30-06-20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9" calcext:value-type="date">
            <text:p>29-06-202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8" calcext:value-type="date">
            <text:p>28-06-202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7" calcext:value-type="date">
            <text:p>27-06-20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6" calcext:value-type="date">
            <text:p>26-06-202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5" calcext:value-type="date">
            <text:p>25-06-202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4" calcext:value-type="date">
            <text:p>24-06-202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3" calcext:value-type="date">
            <text:p>23-06-202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date" office:date-value="2024-06-22" calcext:value-type="date">
            <text:p>22-06-20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21" calcext:value-type="date">
            <text:p>21-06-202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20" calcext:value-type="date">
            <text:p>20-06-20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9" calcext:value-type="date">
            <text:p>19-06-202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8" calcext:value-type="date">
            <text:p>18-06-202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7" calcext:value-type="date">
            <text:p>17-06-2024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6" calcext:value-type="date">
            <text:p>16-06-202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5" calcext:value-type="date">
            <text:p>15-06-20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4" calcext:value-type="date">
            <text:p>14-06-20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3" calcext:value-type="date">
            <text:p>13-06-20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2" calcext:value-type="date">
            <text:p>12-06-20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1" calcext:value-type="date">
            <text:p>11-06-202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10" calcext:value-type="date">
            <text:p>10-06-20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9" calcext:value-type="date">
            <text:p>09-06-2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8" calcext:value-type="date">
            <text:p>08-06-20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7" calcext:value-type="date">
            <text:p>07-06-20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6" calcext:value-type="date">
            <text:p>06-06-20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5" calcext:value-type="date">
            <text:p>05-06-202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4" calcext:value-type="date">
            <text:p>04-06-2024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3" calcext:value-type="date">
            <text:p>03-06-202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2" calcext:value-type="date">
            <text:p>02-06-20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6-01" calcext:value-type="date">
            <text:p>01-06-20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31" calcext:value-type="date">
            <text:p>31-05-202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30" calcext:value-type="date">
            <text:p>30-05-20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9" calcext:value-type="date">
            <text:p>29-05-202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8" calcext:value-type="date">
            <text:p>28-05-202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7" calcext:value-type="date">
            <text:p>27-05-202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6" calcext:value-type="date">
            <text:p>26-05-20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5" calcext:value-type="date">
            <text:p>25-05-20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4" calcext:value-type="date">
            <text:p>24-05-202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3" calcext:value-type="date">
            <text:p>23-05-20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2" calcext:value-type="date">
            <text:p>22-05-202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1" calcext:value-type="date">
            <text:p>21-05-202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20" calcext:value-type="date">
            <text:p>20-05-20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9" calcext:value-type="date">
            <text:p>19-05-20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8" calcext:value-type="date">
            <text:p>18-05-20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7" calcext:value-type="date">
            <text:p>17-05-20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6" calcext:value-type="date">
            <text:p>16-05-20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5" calcext:value-type="date">
            <text:p>15-05-202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4" calcext:value-type="date">
            <text:p>14-05-202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3" calcext:value-type="date">
            <text:p>13-05-202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2" calcext:value-type="date">
            <text:p>12-05-20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1" calcext:value-type="date">
            <text:p>11-05-202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10" calcext:value-type="date">
            <text:p>10-05-20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date" office:date-value="2024-05-09" calcext:value-type="date">
            <text:p>09-05-202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5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5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5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00-00-00</text:date>, <text:time style:data-style-name="N2" text:time-value="19:31:57.9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15:07:35.259000000</meta:creation-date>
    <dc:date>2024-09-24T19:37:00.065000000</dc:date>
    <meta:editing-duration>PT6M25S</meta:editing-duration>
    <meta:editing-cycles>4</meta:editing-cycles>
    <meta:generator>LibreOffice/24.2.4.2$Windows_X86_64 LibreOffice_project/51a6219feb6075d9a4c46691dcfe0cd9c4fff3c2</meta:generator>
    <meta:document-statistic meta:table-count="1" meta:cell-count="55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<office:automatic-styles><number:number-style style:name="N0"><number:number number:min-integer-digits="1"/></number:number-style><number:date-style style:name="N117"><number:day number:style="long"/><number:text>-</number:text><number:month number:style="long"/><number:text>-</number:text><number:year number:style="long"/></number:date-style><style:style style:name="ch1" style:family="chart"><style:graphic-properties draw:stroke="none"/></style:style><style:style style:name="ch2" style:family="chart"><style:chart-properties chart:auto-position="true"/><style:graphic-properties draw:stroke="none" svg:stroke-color="#b3b3b3" draw:fill="none" draw:fill-color="#e6e6e6"/><style:text-properties fo:font-size="10pt" style:font-size-asian="10pt" style:font-size-complex="10pt"/></style:style><style:style style:name="ch3" style:family="chart"><style:chart-properties chart:symbol-type="automatic" chart:include-hidden-cells="false" chart:auto-position="true" chart:auto-size="true" chart:treat-empty-cells="leave-gap" chart:right-angled-axes="true"/></style:style><style:style style:name="ch4" style:family="chart" style:data-style-name="N117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5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6" style:family="chart"><style:graphic-properties svg:stroke-color="#b3b3b3"/></style:style><style:style style:name="ch7" style:family="chart" style:data-style-name="N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 dr3d:edge-rounding="5%"/><style:text-properties fo:font-size="10pt" style:font-size-asian="10pt" style:font-size-complex="10pt"/></style:style><style:style style:name="ch8" style:family="chart" style:data-style-name="N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 dr3d:edge-rounding="5%"/><style:text-properties fo:font-size="10pt" style:font-size-asian="10pt" style:font-size-complex="10pt"/></style:style><style:style style:name="ch9" style:family="chart"><style:graphic-properties draw:stroke="solid" svg:stroke-color="#b3b3b3" draw:fill="none" draw:fill-color="#e6e6e6"/></style:style><style:style style:name="ch10" style:family="chart"><style:graphic-properties svg:stroke-color="#b3b3b3" draw:fill-color="#cccccc"/></style:style></office:automatic-styles><office:body><office:chart><chart:chart svg:width="17.731cm" svg:height="9.404cm" xlink:href=".." xlink:type="simple" chart:class="chart:line" chart:style-name="ch1"><chart:legend chart:legend-position="end" svg:x="13.344cm" svg:y="4.154cm" style:legend-expansion="high" chart:style-name="ch2"/><chart:plot-area chart:style-name="ch3" svg:x="0.354cm" svg:y="0.188cm" svg:width="12.636cm" svg:height="9.028cm"><chart:coordinate-region svg:x="1.17cm" svg:y="0.387cm" svg:width="11.68cm" svg:height="7.625cm"/><chart:axis chart:dimension="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